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B0000034C14D6FC13F68D887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title">
      <style:graphic-properties draw:fill-color="#ff0000" draw:auto-grow-height="true" draw:auto-grow-width="false" fo:max-height="0cm" fo:min-height="1.02cm"/>
    </style:style>
    <style:style style:name="gr3" style:family="graphic" style:parent-style-name="Object_20_with_20_no_20_fill_20_and_20_no_20_line">
      <style:graphic-properties draw:textarea-vertical-align="middle" draw:auto-grow-height="false" fo:min-height="1.873cm" fo:min-width="11.69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-color="#1e90ff" draw:textarea-horizontal-align="justify" draw:textarea-vertical-align="middle" draw:auto-grow-height="false" fo:min-height="4.07cm" fo:min-width="27.5cm"/>
    </style:style>
    <style:style style:name="gr6" style:family="graphic" style:parent-style-name="Object_20_with_20_no_20_fill_20_and_20_no_20_line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0000"/>
      <style:text-properties style:font-name="Scheherazade1" fo:font-size="40pt" fo:font-weight="normal" fo:background-color="#f10d0c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1e90ff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font-name="Scheherazade1" fo:font-size="40pt" fo:font-weight="normal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08cm" svg:height="14.345cm" svg:x="0.508cm" svg:y="0.641cm">
          <draw:image xlink:href="Pictures/100002010000012B0000034C14D6FC13F68D887F.png" xlink:type="simple" xlink:show="embed" xlink:actuate="onLoad" loext:mime-type="image/png">
            <text:p/>
          </draw:image>
        </draw:frame>
        <draw:frame draw:style-name="gr2" draw:text-style-name="P2" draw:layer="layout" svg:width="17.526cm" svg:height="5.011cm" svg:x="6.096cm" svg:y="1.941cm">
          <draw:text-box>
            <text:p><text:span text:style-name="T1">Redwood Springs Capital Partners</text:span></text:p>
            <text:p><text:span text:style-name="T1">2019 Capital Raise</text:span></text:p>
          </draw:text-box>
        </draw:frame>
        <draw:custom-shape draw:style-name="gr3" draw:text-style-name="P3" draw:layer="layout" svg:width="12.192cm" svg:height="2.123cm" svg:x="8.128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5" draw:text-style-name="P5" draw:layer="layout" svg:width="28cm" svg:height="4.32cm" svg:x="0cm" svg:y="11.43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8cm" svg:height="5.082cm" svg:x="0.232cm" svg:y="0.252cm">
          <draw:image xlink:href="Pictures/100002010000012B0000034C14D6FC13F68D887F.png" xlink:type="simple" xlink:show="embed" xlink:actuate="onLoad" loext:mime-type="image/png">
            <text:p/>
          </draw:image>
        </draw:frame>
        <draw:frame draw:style-name="gr7" draw:text-style-name="P6" draw:layer="layout" svg:width="18.034cm" svg:height="1.778cm" svg:x="2.286cm" svg:y="0.508cm">
          <draw:text-box>
            <text:p>Text</text:p>
          </draw:text-box>
        </draw:frame>
        <draw:frame draw:style-name="gr8" draw:text-style-name="P6" draw:layer="layout" svg:width="22.86cm" svg:height="7.874cm" svg:x="2.54cm" svg:y="2.54cm">
          <draw:text-box>
            <text:p>Body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9T17:44:16.854000000</meta:creation-date>
    <dc:date>2019-06-05T20:17:59.886000000</dc:date>
    <meta:editing-duration>PT17M6S</meta:editing-duration>
    <meta:editing-cycles>4</meta:editing-cycles>
    <meta:generator>LibreOffice/6.1.5.2$Windows_X86_64 LibreOffice_project/90f8dcf33c87b3705e78202e3df5142b201bd805</meta:generator>
    <meta:document-statistic meta:object-count="32"/>
  </office:meta>
</office:document-meta>
</file>